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7000000044E670C8FCBF49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51cm" fo:margin-top="0.6cm" fo:margin-bottom="0.6cm" table:align="margins" style:writing-mode="lr-tb"/>
    </style:style>
    <style:style style:name="Tabla2.A" style:family="table-column">
      <style:table-column-properties style:column-width="7.197cm" style:rel-column-width="4080*"/>
    </style:style>
    <style:style style:name="Tabla2.B" style:family="table-column">
      <style:table-column-properties style:column-width="9.313cm" style:rel-column-width="5280*"/>
    </style:style>
    <style:style style:name="Tabla2.A1" style:family="table-cell">
      <style:table-cell-properties fo:padding="0.101cm" fo:border="none" style:writing-mode="page"/>
    </style:style>
    <style:style style:name="P1" style:family="paragraph" style:parent-style-name="Standard">
      <style:paragraph-properties style:line-height-at-least="0cm"/>
      <style:text-properties style:font-name="Courier New" fo:font-size="11pt" style:font-name-asian="Courier New" style:font-size-asian="11pt" style:font-name-complex="Courier New"/>
    </style:style>
    <style:style style:name="P2" style:family="paragraph" style:parent-style-name="Standard">
      <style:paragraph-properties fo:line-height="0.418cm"/>
      <style:text-properties style:font-name="Courier New" fo:font-size="11pt" style:font-name-asian="Courier New" style:font-size-asian="11pt" style:font-name-complex="Courier New"/>
    </style:style>
    <style:style style:name="P3" style:family="paragraph" style:parent-style-name="Standard">
      <style:paragraph-properties fo:line-height="0.418cm" fo:text-align="end" style:justify-single-word="false"/>
      <style:text-properties style:font-name="Courier New" fo:font-size="11pt" style:font-name-asian="Courier New" style:font-size-asian="11pt" style:font-name-complex="Courier New"/>
    </style:style>
    <style:style style:name="P4" style:family="paragraph" style:parent-style-name="Standard">
      <style:paragraph-properties fo:line-height="0.429cm" fo:text-align="end" style:justify-single-word="false"/>
      <style:text-properties style:font-name="Courier New" fo:font-size="11pt" style:font-name-asian="Courier New" style:font-size-asian="11pt" style:font-name-complex="Courier New"/>
    </style:style>
    <style:style style:name="P5" style:family="paragraph" style:parent-style-name="Standard">
      <style:paragraph-properties fo:line-height="0.388cm"/>
      <style:text-properties style:font-name="Courier New" fo:font-size="11pt" style:font-name-asian="Courier New" style:font-size-asian="11pt" style:font-name-complex="Courier New"/>
    </style:style>
    <style:style style:name="P6" style:family="paragraph" style:parent-style-name="Standard">
      <style:paragraph-properties fo:line-height="0.388cm" fo:text-align="justify" style:justify-single-word="false"/>
      <style:text-properties style:font-name="Courier New" fo:font-size="11pt" style:font-name-asian="Courier New" style:font-size-asian="11pt" style:font-name-complex="Courier New"/>
    </style:style>
    <style:style style:name="P7" style:family="paragraph" style:parent-style-name="Standard">
      <style:paragraph-properties fo:line-height="0.353cm" fo:text-align="center" style:justify-single-word="false"/>
      <style:text-properties style:font-name="Courier New" fo:font-size="6pt" fo:font-weight="bold" style:font-name-asian="Courier New" style:font-size-asian="6pt" style:font-weight-asian="bold" style:font-name-complex="Courier New"/>
    </style:style>
    <style:style style:name="P8" style:family="paragraph" style:parent-style-name="Standard">
      <style:paragraph-properties style:line-height-at-least="0cm" style:snap-to-layout-grid="false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0.035cm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0.035cm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55cm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46cm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style:font-name="Times New Roman" fo:font-size="11pt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34cm" fo:text-align="center" style:justify-single-word="false"/>
      <style:text-properties style:font-name="Times New Roman" fo:font-size="11pt" style:font-name-asian="Times New Roman" style:font-size-asian="11pt" style:font-name-complex="Times New Roman"/>
    </style:style>
    <style:style style:name="P16" style:family="paragraph" style:parent-style-name="Standard">
      <style:paragraph-properties style:line-height-at-least="0cm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style:font-name="Times New Roman" fo:font-size="10.5pt" style:font-name-asian="Times New Roman" style:font-size-asian="10.5pt" style:font-name-complex="Times New Roman"/>
    </style:style>
    <style:style style:name="P18" style:family="paragraph" style:parent-style-name="Standard">
      <style:paragraph-properties fo:line-height="0.369cm"/>
      <style:text-properties style:font-name="Arial" fo:font-size="11pt" style:font-name-asian="Arial" style:font-size-asian="11pt" style:font-name-complex="Arial"/>
    </style:style>
    <style:style style:name="P19" style:family="paragraph" style:parent-style-name="Standard">
      <style:paragraph-properties fo:line-height="0.369cm" fo:text-align="justify" style:justify-single-word="false"/>
      <style:text-properties style:font-name="Courier New1" fo:font-size="11pt" fo:font-weight="bold" officeooo:paragraph-rsid="00165159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line-height-at-least="0cm" fo:text-align="justify" style:justify-single-word="false"/>
      <style:text-properties style:font-name="Courier New1" fo:font-size="11pt" officeooo:paragraph-rsid="00165159" style:font-name-asian="Courier New" style:font-size-asian="11pt" style:font-name-complex="Courier New" style:font-size-complex="11pt"/>
    </style:style>
    <style:style style:name="P21" style:family="paragraph" style:parent-style-name="Standard">
      <style:paragraph-properties fo:line-height="0.418cm" fo:text-align="justify" style:justify-single-word="false"/>
      <style:text-properties style:font-name="Courier New1" fo:font-size="11pt" officeooo:paragraph-rsid="00165159" style:font-name-asian="Courier New" style:font-size-asian="11pt" style:font-name-complex="Courier New" style:font-size-complex="11pt"/>
    </style:style>
    <style:style style:name="P22" style:family="paragraph" style:parent-style-name="Standard">
      <style:paragraph-properties fo:margin-left="1.693cm" fo:margin-right="0cm" style:line-height-at-least="0cm" fo:text-indent="0cm" style:auto-text-indent="false"/>
      <style:text-properties style:font-name="Arial" fo:font-size="11pt" style:font-name-asian="Arial" style:font-size-asian="11pt" style:font-name-complex="Arial"/>
    </style:style>
    <style:style style:name="P23" style:family="paragraph" style:parent-style-name="Standard">
      <style:paragraph-properties fo:margin-left="0.106cm" fo:margin-right="0.423cm" fo:line-height="95%" fo:text-align="justify" style:justify-single-word="false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.67cm" fo:margin-right="0cm" fo:line-height="0.418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25" style:family="paragraph" style:parent-style-name="Standard">
      <style:paragraph-properties fo:margin-left="0.67cm" fo:margin-right="0cm" fo:line-height="0.429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26" style:family="paragraph" style:parent-style-name="Standard">
      <style:paragraph-properties fo:margin-left="1.129cm" fo:margin-right="0cm" fo:line-height="0.418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27" style:family="paragraph" style:parent-style-name="Standard">
      <style:paragraph-properties fo:margin-left="1.129cm" fo:margin-right="0cm" fo:line-height="0.429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28" style:family="paragraph" style:parent-style-name="Standard">
      <style:paragraph-properties fo:margin-left="1.588cm" fo:margin-right="0cm" fo:line-height="0.418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29" style:family="paragraph" style:parent-style-name="Standard">
      <style:paragraph-properties fo:margin-left="0.212cm" fo:margin-right="0cm" fo:line-height="0.429cm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30" style:family="paragraph" style:parent-style-name="Standard">
      <style:paragraph-properties fo:margin-left="0.106cm" fo:margin-right="0cm" fo:line-height="97%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31" style:family="paragraph" style:parent-style-name="Standard">
      <style:paragraph-properties fo:margin-left="0.106cm" fo:margin-right="0cm" fo:line-height="97%" fo:text-align="center" style:justify-single-word="false" fo:text-indent="0cm" style:auto-text-indent="false"/>
      <style:text-properties style:font-name="Courier New" fo:font-size="11pt" style:font-name-asian="Courier New" style:font-size-asian="11pt" style:font-name-complex="Courier New"/>
    </style:style>
    <style:style style:name="P32" style:family="paragraph" style:parent-style-name="Standard">
      <style:paragraph-properties fo:margin-left="0.106cm" fo:margin-right="0cm" style:line-height-at-least="0cm" fo:text-align="center" style:justify-single-word="false" fo:text-indent="0cm" style:auto-text-indent="false"/>
      <style:text-properties style:font-name="Arial" fo:font-size="11pt" style:font-name-asian="Arial" style:font-size-asian="11pt" style:font-name-complex="Arial"/>
    </style:style>
    <style:style style:name="P33" style:family="paragraph" style:parent-style-name="Standard" style:master-page-name="Standard">
      <style:paragraph-properties fo:line-height="0.679cm" style:page-number="auto"/>
      <style:text-properties style:font-name="Arial" fo:font-size="12pt" fo:font-weight="bold" officeooo:paragraph-rsid="00165159" style:font-name-asian="Arial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Courier New1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ourier New1" fo:font-size="11pt" officeooo:paragraph-rsid="0022044a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ourier New1" fo:font-size="11pt" officeooo:rsid="0022044a" officeooo:paragraph-rsid="0022044a" style:font-size-asian="11pt" style:font-size-complex="11pt"/>
    </style:style>
    <style:style style:name="T1" style:family="text">
      <style:text-properties style:use-window-font-color="true" loext:opacity="0%" officeooo:rsid="00165159" style:font-size-complex="10pt"/>
    </style:style>
    <style:style style:name="T2" style:family="text">
      <style:text-properties style:use-window-font-color="true" loext:opacity="0%" style:font-name="Calibri" officeooo:rsid="00165159" style:font-name-asian="Calibri" style:font-name-complex="Arial"/>
    </style:style>
    <style:style style:name="T3" style:family="text">
      <style:text-properties style:use-window-font-color="true" loext:opacity="0%" officeooo:rsid="00165159"/>
    </style:style>
    <style:style style:name="T4" style:family="text">
      <style:text-properties style:use-window-font-color="true" loext:opacity="0%" officeooo:rsid="001bff04" style:font-name-asian="Calibri" style:font-name-complex="Arial"/>
    </style:style>
    <style:style style:name="T5" style:family="text">
      <style:text-properties style:use-window-font-color="true" loext:opacity="0%" officeooo:rsid="0020689b" style:font-name-asian="Calibri" style:font-name-complex="Arial"/>
    </style:style>
    <style:style style:name="T6" style:family="text">
      <style:text-properties style:use-window-font-color="true" loext:opacity="0%" officeooo:rsid="0020dce3" style:font-name-asian="Calibri" style:font-name-complex="Arial"/>
    </style:style>
    <style:style style:name="T7" style:family="text">
      <style:text-properties style:use-window-font-color="true" loext:opacity="0%" officeooo:rsid="00211ad8" style:font-name-asian="Calibri" style:font-name-complex="Arial"/>
    </style:style>
    <style:style style:name="T8" style:family="text">
      <style:text-properties style:use-window-font-color="true" loext:opacity="0%" officeooo:rsid="00216c45" style:font-name-asian="Calibri" style:font-name-complex="Arial"/>
    </style:style>
    <style:style style:name="T9" style:family="text">
      <style:text-properties style:use-window-font-color="true" loext:opacity="0%" officeooo:rsid="0022044a" style:font-name-asian="Calibri" style:font-name-complex="Arial"/>
    </style:style>
    <style:style style:name="T10" style:family="text">
      <style:text-properties style:use-window-font-color="true" loext:opacity="0%" officeooo:rsid="0023c357" style:font-name-asian="Calibri" style:font-name-complex="Arial"/>
    </style:style>
    <style:style style:name="T11" style:family="text">
      <style:text-properties officeooo:rsid="0019abdf"/>
    </style:style>
    <style:style style:name="T12" style:family="text">
      <style:text-properties officeooo:rsid="0019af19"/>
    </style:style>
    <style:style style:name="T13" style:family="text">
      <style:text-properties officeooo:rsid="001b70a2"/>
    </style:style>
    <style:style style:name="T14" style:family="text">
      <style:text-properties officeooo:rsid="001bff04"/>
    </style:style>
    <style:style style:name="T15" style:family="text">
      <style:text-properties officeooo:rsid="001d3ebc"/>
    </style:style>
    <style:style style:name="T16" style:family="text">
      <style:text-properties officeooo:rsid="0020689b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3">SEPREC</text:span></text:p>
      <text:p text:style-name="P10"><draw:frame draw:style-name="fr1" draw:name="Imagen2" text:anchor-type="char" svg:x="0.088cm" svg:y="0.579cm" svg:width="15.333cm" svg:height="0.053cm" draw:z-index="0"><draw:image xlink:href="Pictures/1000000000000487000000044E670C8FCBF49DD9.png" xlink:type="simple" xlink:show="embed" xlink:actuate="onLoad" draw:mime-type="image/png"/></draw:frame></text:p>
      <text:p text:style-name="P11"/>
      <text:p text:style-name="P12"/>
      <text:p text:style-name="P22">CERTIFICADO DE ACTUALIZACIÓN DE MATRICULA DE COMERCIO</text:p>
      <text:p text:style-name="P13"/>
      <text:p text:style-name="P23">EL REGISTRO DE COMERCIO DE BOLIVIA, <text:s/><text:span text:style-name="T2">E</text:span>N MERITO A LAS FACULTADES ESTABLECIDAS:</text:p>
      <text:p text:style-name="P23"/>
      <table:table table:name="Tabla2" table:style-name="Tabla2">
        <table:table-column table:style-name="Tabla2.A"/>
        <table:table-column table:style-name="Tabla2.B"/>
        <table:table-row table:style-name="TableLine94765373032144">
          <table:table-cell table:style-name="Tabla2.A1" office:value-type="string">
            <text:p text:style-name="P19">CERTIFICA<text:span text:style-name="T12">s</text:span>: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0">RAZÓN SOCIAL / DENOMINACIÓN :</text:p>
          </table:table-cell>
          <table:table-cell table:style-name="Tabla2.A1" office:value-type="string">
            <text:p text:style-name="P34">{<text:span text:style-name="T4">d</text:span><text:span text:style-name="T13">.</text:span><text:span text:style-name="T5">cuerpo</text:span><text:span text:style-name="T8">[</text:span><text:span text:style-name="T9">0</text:span><text:span text:style-name="T8">]</text:span><text:span text:style-name="T5">.</text:span><text:span text:style-name="T7">emp_</text:span><text:span text:style-name="T6">razon_social</text:span>}</text:p>
          </table:table-cell>
        </table:table-row>
        <table:table-row table:style-name="TableLine94765373032144">
          <table:table-cell table:style-name="Tabla2.A1" office:value-type="string">
            <text:p text:style-name="P21">No. DE MATRICULA</text:p>
          </table:table-cell>
          <table:table-cell table:style-name="Tabla2.A1" office:value-type="string">
            <text:p text:style-name="P35">{<text:span text:style-name="T4">d</text:span><text:span text:style-name="T13">.</text:span><text:span text:style-name="T5">cuerpo</text:span><text:span text:style-name="T8">[</text:span><text:span text:style-name="T9">0</text:span><text:span text:style-name="T8">]</text:span><text:span text:style-name="T5">.</text:span><text:span text:style-name="T7">emp_</text:span><text:span text:style-name="T9">matricula</text:span>}</text:p>
          </table:table-cell>
        </table:table-row>
        <table:table-row table:style-name="TableLine94765373032144">
          <table:table-cell table:style-name="Tabla2.A1" office:value-type="string">
            <text:p text:style-name="P21">FECHA DE REGISTRO</text:p>
          </table:table-cell>
          <table:table-cell table:style-name="Tabla2.A1" office:value-type="string">
            <text:p text:style-name="P35">{<text:span text:style-name="T4">d</text:span><text:span text:style-name="T13">.</text:span><text:span text:style-name="T5">cuerpo</text:span><text:span text:style-name="T8">[</text:span><text:span text:style-name="T10">0</text:span><text:span text:style-name="T8">]</text:span><text:span text:style-name="T5">.</text:span><text:span text:style-name="T6">emp_fecha_inscripcion</text:span>}</text:p>
          </table:table-cell>
        </table:table-row>
        <table:table-row table:style-name="TableLine94765373032144">
          <table:table-cell table:style-name="Tabla2.A1" office:value-type="string">
            <text:p text:style-name="P21">TIPO DE EMPRESA</text:p>
          </table:table-cell>
          <table:table-cell table:style-name="Tabla2.A1" office:value-type="string">
            <text:p text:style-name="P36">EMPRESA UNIPERSONAL</text:p>
          </table:table-cell>
        </table:table-row>
        <table:table-row table:style-name="TableLine94765373032144">
          <table:table-cell table:style-name="Tabla2.A1" office:value-type="string">
            <text:p text:style-name="P21">CAPITAL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PROPIETARIO</text:p>
          </table:table-cell>
          <table:table-cell table:style-name="Tabla2.A1" office:value-type="string">
            <text:p text:style-name="P35">{<text:span text:style-name="T4">d</text:span><text:span text:style-name="T13">.</text:span><text:span text:style-name="T5">cuerpo</text:span><text:span text:style-name="T8">[</text:span><text:span text:style-name="T10">0</text:span><text:span text:style-name="T8">]</text:span><text:span text:style-name="T5">.</text:span><text:span text:style-name="T6">per_nombre_completo</text:span>}</text:p>
          </table:table-cell>
        </table:table-row>
        <table:table-row table:style-name="TableLine94765373032144">
          <table:table-cell table:style-name="Tabla2.A1" office:value-type="string">
            <text:p text:style-name="P21">CÉDULA DE IDENTIDAD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REPRESENTANTE LEGAL</text:p>
          </table:table-cell>
          <table:table-cell table:style-name="Tabla2.A1" office:value-type="string">
            <text:p text:style-name="P35">{<text:span text:style-name="T4">d</text:span><text:span text:style-name="T13">.</text:span><text:span text:style-name="T5">cuerpo</text:span><text:span text:style-name="T8">[</text:span><text:span text:style-name="T10">0</text:span><text:span text:style-name="T8">]</text:span><text:span text:style-name="T5">.</text:span><text:span text:style-name="T6">per_nombre_completo</text:span>}</text:p>
          </table:table-cell>
        </table:table-row>
        <table:table-row table:style-name="TableLine94765373032144">
          <table:table-cell table:style-name="Tabla2.A1" office:value-type="string">
            <text:p text:style-name="P21">CÉDULA DE IDENTIDAD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GESTIÓN ACTUALIZADA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FECHA DE ACTUALIZACIÓN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LIBRO DE REGISTRO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No. DE REGISTRO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NIT</text:p>
          </table:table-cell>
          <table:table-cell table:style-name="Tabla2.A1" office:value-type="string">
            <text:p text:style-name="P34"/>
          </table:table-cell>
        </table:table-row>
        <table:table-row table:style-name="TableLine94765373032144">
          <table:table-cell table:style-name="Tabla2.A1" office:value-type="string">
            <text:p text:style-name="P21">DOMICILIO</text:p>
          </table:table-cell>
          <table:table-cell table:style-name="Tabla2.A1" office:value-type="string">
            <text:p text:style-name="P34"/>
          </table:table-cell>
        </table:table-row>
      </table:table>
      <text:p text:style-name="P5">EL OBJETO O ACTIVIDAD DECLARADA POR LA SOCIEDAD O EMPRESA UNIPERSONAL:</text:p>
      <text:p text:style-name="P6">IMPLEMENTACIÓN DE SOLUCIONES TECNOLÓGICAS, RESPECTO A INFRAESTRUCTURA, SEGURIDAD DE LA INFORMACIÓN, REDES DE COMUNICACIÓN <text:s/>Y DESARROLLO DE APLICACIONES</text:p>
      <text:p text:style-name="P6"/>
      <text:p text:style-name="P5"/>
      <text:p text:style-name="P5">LA PAZ, 12 DE JULIO DE 2021</text:p>
      <text:p text:style-name="P30"/>
      <text:p text:style-name="P9"/>
      <text:p text:style-name="P7"/>
      <text:p text:style-name="P31">ESTADO DE LA MATRICULA: VIGENTE HASTA EL 31 DE MAYO DE 2022</text:p>
      <text:p text:style-name="P15"/>
      <text:p text:style-name="P32">CÓDIGO DE TRAMITE: 0002477522 - No. DE OPERACIÓN:99ZZZ07100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B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808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808cm" fo:margin-bottom="2.54cm" fo:margin-left="2.54cm" fo:margin-right="0.6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5T16:48:18.290743857</dc:date>
    <meta:editing-duration>PT4H54M19S</meta:editing-duration>
    <meta:editing-cycles>14</meta:editing-cycles>
    <meta:generator>LibreOffice/7.0.4.2$Linux_X86_64 LibreOffice_project/00$Build-2</meta:generator>
    <meta:document-statistic meta:table-count="1" meta:image-count="1" meta:object-count="0" meta:page-count="1" meta:paragraph-count="30" meta:word-count="121" meta:character-count="929" meta:non-whitespace-character-count="836"/>
  </office:meta>
</office:document-meta>
</file>